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2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8pt" fo:background-color="#cfe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#ffff00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8">[next] </text:span><text:span text:style-name="T9">1:25</text:span> </text:p>
      <text:p text:style-name="P5"/>
      <text:p text:style-name="P5"/>
      <text:p text:style-name="P7">------------------------------------------------------------</text:p>
      <text:p text:style-name="P7">[20190813_090522]</text:p>
      <text:p text:style-name="Text_20_body"/>
      <text:p text:style-name="P12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7">וְאָשִׁיבָה יָדִי עָלַיִ</text:span><office:annotation office:name="__Annotation__126_1433602639"><dc:creator>iwabuchi ken</dc:creator><dc:date>2019-08-13T09:16:10.50</dc:date><text:p text:style-name="P26"><text:span text:style-name="T13">'x' consonant</text:span></text:p></office:annotation><text:span text:style-name="T7">**</text:span><office:annotation-end office:name="__Annotation__126_1433602639"/><text:span text:style-name="T7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3">Ka:l-b'diyla:yix : All of your alloys / I will turn off / Siyga:yix : Your refuse / Kabor : in purity / w'Etsrof : fuse / Upon thee / My hand / I will turn</text:p>
          </table:table-cell>
        </table:table-row>
      </table:table>
      <text:p text:style-name="P9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4"><text:span text:style-name="T5">בְּדִילָיִ</text:span><text:span text:style-name="T3"> </text:span></text:p>
      <text:p text:style-name="P8"/>
      <text:p text:style-name="P11"><text:span text:style-name="T3">[next] </text:span><text:span text:style-name="T4">1:26</text:span><text:span text:style-name="T6"> </text:span></text:p>
      <text:p text:style-name="P14"/>
      <text:p text:style-name="P8">[/  20190813_092250]</text:p>
      <text:p text:style-name="P10"/>
      <text:p text:style-name="P5"/>
      <text:p text:style-name="P7">------------------------------------------------------------</text:p>
      <text:p text:style-name="P7">[20190814_133537]</text:p>
      <text:p text:style-name="Text_20_body"/>
      <text:p text:style-name="P11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5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3">As if at the beginning / yo<text:span text:style-name="T10">A`</text:span><text:span text:style-name="T11">tsayix : </text:span>Your advisers / As if at first / Your judges / return</text:p>
          </table:table-cell>
        </table:table-row>
      </table:table>
      <text:p text:style-name="P8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7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3">Nee`ma:na: : trust / city / Tsedeq : The right / city / La:x : to you / Yiqa:re: : Call out to / After just</text:p>
          </table:table-cell>
        </table:table-row>
      </table:table>
      <text:p text:style-name="P3"/>
      <text:p text:style-name="P8"/>
      <text:p text:style-name="P11"><text:span text:style-name="T3">[next] </text:span><text:span text:style-name="T4">1:27</text:span><text:span text:style-name="T6"> “</text:span><text:span text:style-name="T3">XXX”</text:span></text:p>
      <text:p text:style-name="Text_20_body"/>
      <text:p text:style-name="P8">[/  20190814_141341]</text:p>
      <text:p text:style-name="P10"/>
      <text:p text:style-name="P5"/>
      <text:p text:style-name="P7">------------------------------------------------------------</text:p>
      <text:p text:style-name="P7">[20190815_093125]</text:p>
      <text:p text:style-name="Text_20_body"/>
      <text:p text:style-name="P11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7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3">With rightness / Her returers / sever / B'mishpa:t^ : with judgement / scion</text:p>
          </table:table-cell>
        </table:table-row>
      </table:table>
      <text:p text:style-name="P8"/>
      <text:p text:style-name="P8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7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3"><text:span text:style-name="T11">consumed / </text:span><text:span text:style-name="T10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5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3"><text:s/>/ delight / a`sher : which / From oak / Be ashamed / for</text:p>
          </table:table-cell>
        </table:table-row>
      </table:table>
      <text:p text:style-name="P8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7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3">select / which / From the garden / Be ashamed</text:p>
          </table:table-cell>
        </table:table-row>
      </table:table>
      <text:p text:style-name="P3"/>
      <text:p text:style-name="P8"/>
      <text:p text:style-name="P11"><text:span text:style-name="T3">[next] </text:span><text:span text:style-name="T4">1:30</text:span><text:span text:style-name="T6"> “כִּי</text:span><text:span text:style-name="T3">”</text:span></text:p>
      <text:p text:style-name="Text_20_body"/>
      <text:p text:style-name="P8">[/  20190815_095128]</text:p>
      <text:p text:style-name="P8"/>
      <text:p text:style-name="P6"/>
      <text:p text:style-name="P7">------------------------------------------------------------</text:p>
      <text:p text:style-name="P7">[20190817_111012]</text:p>
      <text:p text:style-name="Text_20_body">20190818_072335</text:p>
      <text:p text:style-name="Text_20_body"/>
      <text:p text:style-name="P11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 תִהְיוּ כְּאֵלָה נֹבֶלֶת <text:span text:style-name="T12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3">In it / e:yn : not exist / water / a`sher : which / u:'x'gana: : And as if garden / 5 Leaf of it / wilt / K'E:la: : As if oak / become / *</text:p>
          </table:table-cell>
        </table:table-row>
      </table:table>
      <text:p text:style-name="P8"/>
      <table:table table:name="表11" table:style-name="表11">
        <table:table-column table:style-name="表11.A"/>
        <table:table-row>
          <table:table-cell table:style-name="表11.A1" office:value-type="string">
            <text:p text:style-name="P16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3"><text:s/>l'niytso:ts : In spark / u'foa`lo: : work of it / li'n'oreth : In tow / he'cha:son : the strong / become</text:p>
            <text:p text:style-name="P13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16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3">m'xabe : extinguish / E:yn : not exist / Yachda:w : unitedly / Two of them / Consumed by fire</text:p>
          </table:table-cell>
        </table:table-row>
      </table:table>
      <text:p text:style-name="P11"><text:span text:style-name="T3"/>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6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3">Wi'y'ru:sha:la:im / Al-y'hu:da: : upon Jeduah / Ben-A:mo:ts : son of Amots / y'sha”ya:hu: : isajah / cha:za: : gaze / which / word</text:p>
          </table:table-cell>
        </table:table-row>
      </table:table>
      <text:p text:style-name="P4"><text:span text:style-name="T3"/></text:p>
      <text:p text:style-name="P4"><text:span text:style-name="T3">2:2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3"><text:s/>/ yih'ye : come to pass / Be erect / A day / The end / Come to pass</text:p>
          </table:table-cell>
        </table:table-row>
      </table:table>
      <text:p text:style-name="P11"><text:span text:style-name="T3"/>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3"><text:s/>/ mountains / b'rosh : At head / y'h'wa: / be:yth : house / har : mountain</text:p>
          </table:table-cell>
        </table:table-row>
      </table:table>
      <text:p text:style-name="P4"><text:span text:style-name="T3"/>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3">ka:l-hago:yim : all foreign nation / E:la:yw : unto it / sparkle / Mig'va:<text:span text:style-name="T10">O</text:span>:th : From hillock / W'lisa: : lift</text:p>
          </table:table-cell>
        </table:table-row>
      </table:table>
      <text:p text:style-name="P11"><text:span text:style-name="T3"/></text:p>
      <text:p text:style-name="P11"><text:span text:style-name="T3">[next] </text:span><text:span text:style-name="T4">2:3</text:span><text:span text:style-name="T6"> “</text:span><text:span text:style-name="T3">”</text:span></text:p>
      <text:p text:style-name="Text_20_body"/>
      <text:p text:style-name="P8">[/  20190818_075608]</text:p>
      <text:p text:style-name="P10"/>
      <text:p text:style-name="P6">@@@</text:p>
      <text:p text:style-name="P7">------------------------------------------------------------</text:p>
      <text:p text:style-name="P7"><text:soft-page-break/>[XXXX]</text:p>
      <text:p text:style-name="Text_20_body"/>
      <text:p text:style-name="P11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16">aaa</text:p>
          </table:table-cell>
        </table:table-row>
        <table:table-row>
          <table:table-cell table:style-name="表14.A2" office:value-type="string">
            <text:p text:style-name="P13"/>
          </table:table-cell>
        </table:table-row>
      </table:table>
      <text:p text:style-name="P8"/>
      <table:table table:name="表15" table:style-name="表15">
        <table:table-column table:style-name="表15.A"/>
        <table:table-row>
          <table:table-cell table:style-name="表15.A1" office:value-type="string">
            <text:p text:style-name="P16">aaa</text:p>
          </table:table-cell>
        </table:table-row>
        <table:table-row>
          <table:table-cell table:style-name="表15.A2" office:value-type="string">
            <text:p text:style-name="P13"/>
          </table:table-cell>
        </table:table-row>
      </table:table>
      <text:p text:style-name="P3"/>
      <text:p text:style-name="P11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8">[/  XXX]</text:p>
      <text:p text:style-name="P10">------------------------------------------------------------ TEMPLATE</text:p>
      <text:p text:style-name="P7">------------------------------------------------------------</text:p>
      <text:p text:style-name="P7">[XXXX]</text:p>
      <text:p text:style-name="Text_20_body"/>
      <text:p text:style-name="P11"><text:span text:style-name="T1">1. XXX </text:span><text:span text:style-name="T2">XX:XX</text:span></text:p>
      <text:p text:style-name="Text_20_body"/>
      <table:table table:name="表3" table:style-name="表3">
        <table:table-column table:style-name="表3.A"/>
        <table:table-row>
          <table:table-cell table:style-name="表3.A1" office:value-type="string">
            <text:p text:style-name="P16">aaa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16">aaa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11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8">[/  XXX]</text:p>
      <text:p text:style-name="Text_20_body"><text:soft-page-break/></text:p>
      <text:p text:style-name="P10">/------------------------------------------------------------ /TEMPLATE</text:p>
      <text:p text:style-name="Text_20_body"/>
      <text:p text:style-name="P10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08-18T07:56:10.64</dc:date>
    <dc:creator>iwabuchi ken</dc:creator>
    <meta:editing-duration>PT2H27M42S</meta:editing-duration>
    <meta:editing-cycles>13</meta:editing-cycles>
    <meta:generator>OpenOffice/4.1.3$Win32 OpenOffice.org_project/413m1$Build-9783</meta:generator>
    <meta:document-statistic meta:table-count="18" meta:image-count="0" meta:object-count="0" meta:page-count="6" meta:paragraph-count="75" meta:word-count="474" meta:character-count="3125"/>
  </office:meta>
</office:document-meta>
</file>